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1E0E94A237C.png" manifest:media-type=""/>
  <manifest:file-entry manifest:full-path="Pictures/1000020100000280000001E030AEA468.png" manifest:media-type=""/>
  <manifest:file-entry manifest:full-path="Pictures/1000020100000280000001E013E7FEE0.png" manifest:media-type=""/>
  <manifest:file-entry manifest:full-path="Pictures/1000020100000280000001E022AA31DB.png" manifest:media-type=""/>
  <manifest:file-entry manifest:full-path="Pictures/1000020100000280000001E04C697FC3.png" manifest:media-type=""/>
  <manifest:file-entry manifest:full-path="Pictures/1000020100000280000001E0890460DB.png" manifest:media-type=""/>
  <manifest:file-entry manifest:full-path="Pictures/1000020100000280000001E0F1EA2E23.png" manifest:media-type=""/>
  <manifest:file-entry manifest:full-path="Pictures/1000020100000280000001E085F7D966.png" manifest:media-type=""/>
  <manifest:file-entry manifest:full-path="Pictures/1000020100000280000001E015038BC0.png" manifest:media-type=""/>
  <manifest:file-entry manifest:full-path="Pictures/1000020100000280000001E02B52E10F.png" manifest:media-type=""/>
  <manifest:file-entry manifest:full-path="Pictures/1000020100000280000001E0610482B1.png" manifest:media-type=""/>
  <manifest:file-entry manifest:full-path="Pictures/1000020100000280000001E0BECFA00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56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9.599cm" svg:height="1.563cm" svg:x="9.8cm" svg:y="0.237cm" presentation:class="title" presentation:user-transformed="true">
          <draw:text-box>
            <text:p><text:span text:style-name="T1">|2&gt; + |2&gt;, phase= 0 pi.</text:span></text:p>
          </draw:text-box>
        </draw:frame>
        <draw:frame draw:style-name="gr1" draw:text-style-name="P2" draw:layer="layout" svg:width="11.673cm" svg:height="9.332cm" svg:x="1.127cm" svg:y="1.8cm">
          <draw:image xlink:href="Pictures/1000020100000280000001E0BECFA004.png" xlink:type="simple" xlink:show="embed" xlink:actuate="onLoad">
            <text:p/>
          </draw:image>
        </draw:frame>
        <draw:frame draw:style-name="gr1" draw:text-style-name="P2" draw:layer="layout" svg:width="12.2cm" svg:height="9.2cm" svg:x="14.6cm" svg:y="1.8cm">
          <draw:image xlink:href="Pictures/1000020100000280000001E013E7FEE0.png" xlink:type="simple" xlink:show="embed" xlink:actuate="onLoad">
            <text:p/>
          </draw:image>
        </draw:frame>
        <draw:frame draw:style-name="gr1" draw:text-style-name="P2" draw:layer="layout" svg:width="11.8cm" svg:height="8.8cm" svg:x="1cm" svg:y="11.4cm">
          <draw:image xlink:href="Pictures/1000020100000280000001E0890460DB.png" xlink:type="simple" xlink:show="embed" xlink:actuate="onLoad">
            <text:p/>
          </draw:image>
        </draw:frame>
        <draw:frame draw:style-name="gr1" draw:text-style-name="P2" draw:layer="layout" svg:width="12cm" svg:height="9.4cm" svg:x="14.6cm" svg:y="11cm">
          <draw:image xlink:href="Pictures/1000020100000280000001E0610482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9.599cm" svg:height="1.563cm" svg:x="9.801cm" svg:y="0.238cm" presentation:class="title" presentation:user-transformed="true">
          <draw:text-box>
            <text:p><text:span text:style-name="T1">|2&gt; + |2&gt;, phase= 0.25 pi.</text:span></text:p>
          </draw:text-box>
        </draw:frame>
        <draw:frame draw:style-name="gr1" draw:text-style-name="P2" draw:layer="layout" svg:width="12.473cm" svg:height="9.332cm" svg:x="0.527cm" svg:y="2.2cm">
          <draw:image xlink:href="Pictures/1000020100000280000001E04C697FC3.png" xlink:type="simple" xlink:show="embed" xlink:actuate="onLoad">
            <text:p/>
          </draw:image>
        </draw:frame>
        <draw:frame draw:style-name="gr1" draw:text-style-name="P2" draw:layer="layout" svg:width="12.273cm" svg:height="9.4cm" svg:x="14.2cm" svg:y="2.2cm">
          <draw:image xlink:href="Pictures/1000020100000280000001E0E94A237C.png" xlink:type="simple" xlink:show="embed" xlink:actuate="onLoad">
            <text:p/>
          </draw:image>
        </draw:frame>
        <draw:frame draw:style-name="gr1" draw:text-style-name="P2" draw:layer="layout" svg:width="12.6cm" svg:height="8.932cm" svg:x="0.4cm" svg:y="11.8cm">
          <draw:image xlink:href="Pictures/1000020100000280000001E015038BC0.png" xlink:type="simple" xlink:show="embed" xlink:actuate="onLoad">
            <text:p/>
          </draw:image>
        </draw:frame>
        <draw:frame draw:style-name="gr1" draw:text-style-name="P2" draw:layer="layout" svg:width="12.4cm" svg:height="9.132cm" svg:x="14.2cm" svg:y="11.6cm">
          <draw:image xlink:href="Pictures/1000020100000280000001E030AEA4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9.599cm" svg:height="1.563cm" svg:x="9.802cm" svg:y="0.239cm" presentation:class="title" presentation:user-transformed="true">
          <draw:text-box>
            <text:p><text:span text:style-name="T1">|2&gt; + |2&gt;, phase= 0.5 pi.</text:span></text:p>
          </draw:text-box>
        </draw:frame>
        <draw:frame draw:style-name="gr1" draw:text-style-name="P2" draw:layer="layout" svg:width="12.273cm" svg:height="8.932cm" svg:x="0.8cm" svg:y="2.268cm">
          <draw:image xlink:href="Pictures/1000020100000280000001E02B52E10F.png" xlink:type="simple" xlink:show="embed" xlink:actuate="onLoad">
            <text:p/>
          </draw:image>
        </draw:frame>
        <draw:frame draw:style-name="gr1" draw:text-style-name="P2" draw:layer="layout" svg:width="12.2cm" svg:height="9.2cm" svg:x="13.8cm" svg:y="2.2cm">
          <draw:image xlink:href="Pictures/1000020100000280000001E085F7D966.png" xlink:type="simple" xlink:show="embed" xlink:actuate="onLoad">
            <text:p/>
          </draw:image>
        </draw:frame>
        <draw:frame draw:style-name="gr1" draw:text-style-name="P2" draw:layer="layout" svg:width="12.4cm" svg:height="9.332cm" svg:x="0.8cm" svg:y="11.4cm">
          <draw:image xlink:href="Pictures/1000020100000280000001E022AA31DB.png" xlink:type="simple" xlink:show="embed" xlink:actuate="onLoad">
            <text:p/>
          </draw:image>
        </draw:frame>
        <draw:frame draw:style-name="gr1" draw:text-style-name="P2" draw:layer="layout" svg:width="12.2cm" svg:height="9.332cm" svg:x="13.8cm" svg:y="11.4cm">
          <draw:image xlink:href="Pictures/1000020100000280000001E0F1EA2E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21T19:44:44.583687042</meta:creation-date>
    <meta:generator>LibreOffice/3.6$MacOSX_x86 LibreOffice_project/2ef5aff-a6fb0ff-166bdff-cf087ad-0f1389</meta:generator>
    <dc:date>2018-07-09T12:30:43</dc:date>
    <meta:editing-duration>PT9H23M29S</meta:editing-duration>
    <meta:editing-cycles>48</meta:editing-cycles>
    <meta:document-statistic meta:object-count="42"/>
  </office:meta>
</office:document-meta>
</file>